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 fo:break-before="page"/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exo1</text:p>
      <text:p text:style-name="P1"/>
      <text:p text:style-name="P1">==&gt; block1.txt &lt;==</text:p>
      <text:p text:style-name="P1">{</text:p>
      <text:p text:style-name="P1">{</text:p>
      <text:p text:style-name="P1">int a; a = 2;</text:p>
      <text:p text:style-name="P1">}</text:p>
      <text:p text:style-name="P1">{</text:p>
      <text:p text:style-name="P1">int b; b = 3;</text:p>
      <text:p text:style-name="P1">}</text:p>
      <text:p text:style-name="P1">a = a + 1; b = b + 1;</text:p>
      <text:p text:style-name="P1">}</text:p>
      <text:p text:style-name="P1">a = a + 1; b = b + 1;</text:p>
      <text:p text:style-name="P1">}</text:p>
      <text:p text:style-name="P1"/>
      <text:p text:style-name="P1">==&gt; exemplo1.txt &lt;==</text:p>
      <text:p text:style-name="P1">{</text:p>
      <text:p text:style-name="P1">{</text:p>
      <text:p text:style-name="P1">int r; int dd; int a; int d;</text:p>
      <text:p text:style-name="P1">r = a; dd = d;</text:p>
      <text:p text:style-name="P1">while( dd &lt;= r ) dd = 2*dd;</text:p>
      <text:p text:style-name="P1">while( dd != r ) {</text:p>
      <text:p text:style-name="P1">dd = dd/2;</text:p>
      <text:p text:style-name="P1">if (dd &lt;= r) r = r - dd;</text:p>
      <text:p text:style-name="P1">}</text:p>
      <text:p text:style-name="P1">}</text:p>
      <text:p text:style-name="P1"/>
      <text:p text:style-name="P1">==&gt; exemplo2.txt &lt;==</text:p>
      <text:p text:style-name="P1">{</text:p>
      <text:p text:style-name="P1">{</text:p>
      <text:p text:style-name="P1">int i; float prod; float [20] a; float [20] b;</text:p>
      <text:p text:style-name="P1">prod = 0;</text:p>
      <text:p text:style-name="P1">i = 1;</text:p>
      <text:p text:style-name="P1">do {</text:p>
      <text:p text:style-name="P1">prod = prod + a[i]*b[i];</text:p>
      <text:p text:style-name="P1">i = i+1;</text:p>
      <text:p text:style-name="P1">} while (i &lt;= 20);</text:p>
      <text:p text:style-name="P1">}</text:p>
      <text:p text:style-name="P1"/>
      <text:p text:style-name="P1">==&gt; exemplo3.txt &lt;==</text:p>
      <text:p text:style-name="P1">{</text:p>
      <text:p text:style-name="P1">j = j+1;</text:p>
      <text:p text:style-name="P1">}</text:p>
      <text:p text:style-name="P1">i = i+1;</text:p>
      <text:p text:style-name="P1">}</text:p>
      <text:p text:style-name="P1">i = 0;</text:p>
      <text:p text:style-name="P1">while ( i &lt; 10 ) {</text:p>
      <text:p text:style-name="P1">a[i][i] = 1;</text:p>
      <text:p text:style-name="P1">i = i+1;</text:p>
      <text:p text:style-name="P1">}</text:p>
      <text:p text:style-name="P1">}</text:p>
      <text:p text:style-name="P1"/>
      <text:p text:style-name="P1">==&gt; exemplo4.txt &lt;==</text:p>
      <text:p text:style-name="P1">{</text:p>
      <text:p text:style-name="P1">{</text:p>
      <text:p text:style-name="P1">int BLANK; int TAB; int NEWLINE; int peek; int line; int readch;</text:p>
      <text:p text:style-name="P1"/>
      <text:p text:style-name="P1">while( true ) {</text:p>
      <text:p text:style-name="P1">if( peek == BLANK || peek == TAB ) ;</text:p>
      <text:p text:style-name="P1">else if( peek == NEWLINE ) line = line + 1;</text:p>
      <text:p text:style-name="P1">else break;</text:p>
      <text:p text:style-name="P1">peek = readch;</text:p>
      <text:p text:style-name="P1">}</text:p>
      <text:p text:style-name="P1">}</text:p>
      <text:p text:style-name="P1"/>
      <text:p text:style-name="P1">==&gt; exemplo.txt &lt;==</text:p>
      <text:p text:style-name="P1">{</text:p>
      <text:p text:style-name="P1">{</text:p>
      <text:p text:style-name="P1">int i; int j; float v; float x; float[100] a;</text:p>
      <text:p text:style-name="P1">while( true ) {</text:p>
      <text:p text:style-name="P1">do i = i+1; while( a[i] &lt; v);</text:p>
      <text:p text:style-name="P1">do j = j-1; while( a[j] &gt; v);</text:p>
      <text:p text:style-name="P1">if( i &gt;= j ) break;</text:p>
      <text:p text:style-name="P1">x = a[i]; a[i] = a[j]; a[j] = x;</text:p>
      <text:p text:style-name="P1">}</text:p>
      <text:p text:style-name="P1">}</text:p>
      <text:p text:style-name="P1"/>
      <text:p text:style-name="P1">==&gt; expr1.txt &lt;==</text:p>
      <text:p text:style-name="P1">{</text:p>
      <text:p text:style-name="P1">int i; float x; bool b;</text:p>
      <text:p text:style-name="P1">i = 0;</text:p>
      <text:p text:style-name="P1">i = 365;</text:p>
      <text:p text:style-name="P1">x = 0.0;</text:p>
      <text:p text:style-name="P1">x = 3.14159;</text:p>
      <text:p text:style-name="P1">b = true;</text:p>
      <text:p text:style-name="P1">b = false;</text:p>
      <text:p text:style-name="P1">i = x;</text:p>
      <text:p text:style-name="P1">x = i;</text:p>
      <text:p text:style-name="P1">}</text:p>
      <text:p text:style-name="P1"/>
      <text:p text:style-name="P1">==&gt; expr2.txt &lt;==</text:p>
      <text:p text:style-name="P1">{</text:p>
      <text:p text:style-name="P1">d = a + b * c;</text:p>
      <text:p text:style-name="P1">d = a * b + c;</text:p>
      <text:p text:style-name="P1"/>
      <text:p text:style-name="P1">d = (a - b) - c;</text:p>
      <text:p text:style-name="P1">d = a - (b - c);</text:p>
      <text:p text:style-name="P1">d = (a + b) * c;</text:p>
      <text:p text:style-name="P1">d = a * (b + c);</text:p>
      <text:p text:style-name="P1"/>
      <text:p text:style-name="P1">term = b*b -4.0*a*c;</text:p>
      <text:p text:style-name="P1">}</text:p>
      <text:p text:style-name="P1"/>
      <text:p text:style-name="P1"><text:soft-page-break/>==&gt; expr3.txt &lt;==</text:p>
      <text:p text:style-name="P1">{</text:p>
      <text:p text:style-name="P1"/>
      <text:p text:style-name="P1">r = !!(x == y);</text:p>
      <text:p text:style-name="P1"/>
      <text:p text:style-name="P1">if( !(x &gt; y) ) r = true;</text:p>
      <text:p text:style-name="P1">else r = false;</text:p>
      <text:p text:style-name="P1"/>
      <text:p text:style-name="P1">if( !!(x != y) ) r = true;</text:p>
      <text:p text:style-name="P1">else r = false;</text:p>
      <text:p text:style-name="P1"/>
      <text:p text:style-name="P1">}</text:p>
      <text:p text:style-name="P1"/>
      <text:p text:style-name="P1">==&gt; expr4.txt &lt;==</text:p>
      <text:p text:style-name="P1">{</text:p>
      <text:p text:style-name="P1">int[2][3] a; int x; int c;</text:p>
      <text:p text:style-name="P1">bool[10][10][10] b; bool d;</text:p>
      <text:p text:style-name="P1"/>
      <text:p text:style-name="P1">x = c+a[i][j];</text:p>
      <text:p text:style-name="P1">a[i][j] = 0;</text:p>
      <text:p text:style-name="P1"/>
      <text:p text:style-name="P1">b[i][j][k] = true;</text:p>
      <text:p text:style-name="P1">d = b[i][j][k];</text:p>
      <text:p text:style-name="P1"/>
      <text:p text:style-name="P1">}</text:p>
      <text:p text:style-name="P1"/>
      <text:p text:style-name="P1">==&gt; identity1.txt &lt;==</text:p>
      <text:p text:style-name="P1">{</text:p>
      <text:p text:style-name="P1">j = j + 1;</text:p>
      <text:p text:style-name="P1">}</text:p>
      <text:p text:style-name="P1">i = i + 1;</text:p>
      <text:p text:style-name="P1">}</text:p>
      <text:p text:style-name="P1">i = 0;</text:p>
      <text:p text:style-name="P1">while ( i &lt; 10 ) {</text:p>
      <text:p text:style-name="P1">a[i][i] = 1.0;</text:p>
      <text:p text:style-name="P1">i = i + 1;</text:p>
      <text:p text:style-name="P1">}</text:p>
      <text:p text:style-name="P1">}</text:p>
      <text:p text:style-name="P1"/>
      <text:p text:style-name="P1">==&gt; identity2.txt &lt;==</text:p>
      <text:p text:style-name="P1">{</text:p>
      <text:p text:style-name="P1">if( j &gt;= 10 ) break;</text:p>
      <text:p text:style-name="P1">}</text:p>
      <text:p text:style-name="P1">if( i &gt;= 10 ) break;</text:p>
      <text:p text:style-name="P1">}</text:p>
      <text:p text:style-name="P1">i = 0;</text:p>
      <text:p text:style-name="P1">while(true) {</text:p>
      <text:p text:style-name="P1">a[i][i] = 1.0;</text:p>
      <text:p text:style-name="P1">if( i &gt;= 10 ) break;</text:p>
      <text:p text:style-name="P1">}</text:p>
      <text:p text:style-name="P1">}</text:p>
      <text:p text:style-name="P1"/>
      <text:p text:style-name="P1">==&gt; jump1.txt &lt;==</text:p>
      <text:p text:style-name="P1">{</text:p>
      <text:p text:style-name="P1">if( a &lt; 100 &amp;&amp; a &gt; 200 ) b = 0;</text:p>
      <text:p text:style-name="P1"/>
      <text:p text:style-name="P1">if( x &lt; 100 || (x &gt; 200 &amp;&amp; x != y) ) x = 0;</text:p>
      <text:p text:style-name="P1"/>
      <text:p text:style-name="P1">if( a &lt; 100 || (a &gt; 200 &amp;&amp; a != 150) || a != 0 ) a = 0;</text:p>
      <text:p text:style-name="P1"/>
      <text:p text:style-name="P1">if( x &gt; 200 &amp;&amp; x != b || x &lt; 100 ) x = 0;</text:p>
      <text:p text:style-name="P1"/>
      <text:p text:style-name="P1">if( a &lt; 100 || a &gt; 200 &amp;&amp; a != b ) a = 0;</text:p>
      <text:p text:style-name="P1">}</text:p>
      <text:p text:style-name="P1"/>
      <text:p text:style-name="P1">==&gt; jump2.txt &lt;==</text:p>
      <text:p text:style-name="P1">{</text:p>
      <text:p text:style-name="P1">r = a &lt; 100 &amp;&amp; a &gt; 200;</text:p>
      <text:p text:style-name="P1"/>
      <text:p text:style-name="P1">r = x &lt; 100 || (x &gt; 200 &amp;&amp; x != y);</text:p>
      <text:p text:style-name="P1"/>
      <text:p text:style-name="P1">r = a &lt; 100 || (a &gt; 200 &amp;&amp; a != 150) || a != 0;</text:p>
      <text:p text:style-name="P1"/>
      <text:p text:style-name="P1">r = x &gt; 200 &amp;&amp; x != b || x &lt; 100;</text:p>
      <text:p text:style-name="P1"/>
      <text:p text:style-name="P1">r = a &lt; 100 || a &gt; 200 &amp;&amp; a != b;</text:p>
      <text:p text:style-name="P1">}</text:p>
      <text:p text:style-name="P1"/>
      <text:p text:style-name="P1">==&gt; jump3.txt &lt;==</text:p>
      <text:p text:style-name="P1">{</text:p>
      <text:p text:style-name="P1"/>
      <text:p text:style-name="P1">a[i] = true;</text:p>
      <text:p text:style-name="P1"/>
      <text:p text:style-name="P1">a[i] = false;</text:p>
      <text:p text:style-name="P1"/>
      <text:p text:style-name="P1">if( b ) x = y;</text:p>
      <text:p text:style-name="P1"/>
      <text:p text:style-name="P1">if( a[i] ) x = y;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23:22:45</meta:creation-date>
    <dc:date>2013-11-23T23:33:41</dc:date>
    <meta:editing-duration>PT7M16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155" meta:word-count="651" meta:character-count="2057" meta:non-whitespace-character-count="1561"/>
  </office:meta>
</office:document-meta>
</file>